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6-01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6-01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6-01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6-01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/>
          <table:table-cell/>
          <table:table-cell table:style-name="ce47" office:value-type="string" calcext:value-type="string">
            <text:p>L0 P2 B2</text:p>
          </table:table-cell>
          <table:table-cell table:style-name="ce4" table:number-columns-repeated="4"/>
          <table:table-cell table:style-name="ce16" table:number-columns-repeated="6"/>
          <table:table-cell table:style-name="ce4" table:number-columns-repeated="10"/>
          <table:table-cell table:style-name="ce15"/>
          <table:table-cell table:style-name="ce4" table:number-columns-repeated="21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10"/>
          <table:table-cell table:style-name="ce15"/>
          <table:table-cell table:style-name="ce4" table:number-columns-repeated="21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10"/>
          <table:table-cell table:style-name="ce28"/>
          <table:table-cell table:style-name="ce4" table:number-columns-repeated="21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 P1 B2</text:p>
          </table:table-cell>
          <table:table-cell table:style-name="ce15" table:number-columns-repeated="3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29" office:value-type="string" calcext:value-type="string">
            <text:p>L2 D2</text:p>
          </table:table-cell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, Hisami, gonX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Blamelog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59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2"/>
          <table:table-cell table:style-name="ce59"/>
          <table:table-cell table:style-name="ce3" table:number-columns-repeated="7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2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2"/>
          <table:table-cell table:style-name="ce59"/>
          <table:table-cell table:style-name="ce3" table:number-columns-repeated="2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25"/>
          <table:table-cell table:style-name="ce59"/>
          <table:table-cell table:style-name="ce3" table:number-columns-repeated="23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59"/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6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1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5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18"/>
          <table:table-cell table:style-name="ce59"/>
          <table:table-cell table:style-name="ce3" table:number-columns-repeated="2"/>
          <table:table-cell table:style-name="ce3" office:value-type="string" calcext:value-type="string">
            <text:p>Hisami</text:p>
          </table:table-cell>
          <table:table-cell table:style-name="ce3" table:number-columns-repeated="65"/>
          <table:table-cell table:number-columns-repeated="922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32"/>
          <table:table-cell table:style-name="ce59"/>
          <table:table-cell table:style-name="ce3" table:number-columns-repeated="23"/>
          <table:table-cell table:style-name="ce3" office:value-type="string" calcext:value-type="string">
            <text:p>gonX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7"/>
          <table:table-cell table:style-name="ce3" office:value-type="string" calcext:value-type="string">
            <text:p>June</text:p>
          </table:table-cell>
          <table:table-cell table:style-name="ce3"/>
          <table:table-cell table:style-name="ce3" office:value-type="string" calcext:value-type="string">
            <text:p>June</text:p>
          </table:table-cell>
          <table:table-cell table:style-name="ce3" table:number-columns-repeated="22"/>
          <table:table-cell table:style-name="ce59"/>
          <table:table-cell table:style-name="ce3" table:number-columns-repeated="18"/>
          <table:table-cell table:style-name="ce3" office:value-type="string" calcext:value-type="string">
            <text:p>June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0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25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32"/>
          <table:table-cell table:style-name="ce59"/>
          <table:table-cell table:style-name="ce3" table:number-columns-repeated="55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 table:number-rows-repeated="6">
          <table:table-cell table:style-name="ce59" table:number-columns-repeated="102"/>
          <table:table-cell table:number-columns-repeated="922"/>
        </table:table-row>
        <table:table-row table:style-name="ro1" table:number-rows-repeated="15">
          <table:table-cell table:number-columns-repeated="33"/>
          <table:table-cell table:style-name="ce59"/>
          <table:table-cell table:number-columns-repeated="99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style-name="ce59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9" meta:object-count="0"/>
    <meta:generator>LibreOfficeDev/6.0.5.2$Linux_X86_64 LibreOffice_project/</meta:generator>
  </office:meta>
</office:document-meta>
</file>